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7">
            <text:p>0.7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8">
            <text:p>0.8</text:p>
          </table:table-cell>
          <table:table-cell/>
          <table:table-cell table:style-name="ce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.1">
            <text:p>1.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3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30:32.64</dc:date>
    <meta:editing-duration>PT16M53S</meta:editing-duration>
    <meta:editing-cycles>5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497cm" svg:y="1.068cm" svg:width="11.135cm" svg:height="6.659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7">
                <text:p>0.7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